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94dea" officeooo:paragraph-rsid="00194dea"/>
    </style:style>
    <style:style style:name="P2" style:family="paragraph" style:parent-style-name="Standard">
      <style:text-properties fo:font-weight="bold" officeooo:rsid="00194dea" officeooo:paragraph-rsid="00194dea" fo:background-color="#ffff00" style:font-weight-asian="bold" style:font-weight-complex="bold"/>
    </style:style>
    <style:style style:name="P3" style:family="paragraph" style:parent-style-name="Standard">
      <style:text-properties officeooo:rsid="00196658" officeooo:paragraph-rsid="00196658"/>
    </style:style>
    <style:style style:name="P4" style:family="paragraph" style:parent-style-name="Standard">
      <style:text-properties officeooo:rsid="001a0a4f" officeooo:paragraph-rsid="001a0a4f"/>
    </style:style>
    <style:style style:name="P5" style:family="paragraph" style:parent-style-name="Standard">
      <style:text-properties officeooo:rsid="001ace41" officeooo:paragraph-rsid="001ace41"/>
    </style:style>
    <style:style style:name="P6" style:family="paragraph" style:parent-style-name="Standard">
      <style:text-properties officeooo:rsid="001bed3b" officeooo:paragraph-rsid="001bed3b"/>
    </style:style>
    <style:style style:name="P7" style:family="paragraph" style:parent-style-name="Standard">
      <style:text-properties officeooo:rsid="00194dea" officeooo:paragraph-rsid="00194dea" fo:background-color="#ffff00"/>
    </style:style>
    <style:style style:name="P8" style:family="paragraph" style:parent-style-name="Standard">
      <style:text-properties officeooo:rsid="00196658" officeooo:paragraph-rsid="00196658" fo:background-color="#ffff00"/>
    </style:style>
    <style:style style:name="P9" style:family="paragraph" style:parent-style-name="Standard">
      <style:text-properties officeooo:rsid="001a0a4f" officeooo:paragraph-rsid="001a0a4f" fo:background-color="#ffff00"/>
    </style:style>
    <style:style style:name="P10" style:family="paragraph" style:parent-style-name="Standard">
      <style:text-properties officeooo:rsid="001ace41" officeooo:paragraph-rsid="001ace41" fo:background-color="#ffff00"/>
    </style:style>
    <style:style style:name="P11" style:family="paragraph" style:parent-style-name="Standard">
      <style:text-properties officeooo:rsid="001bed3b" officeooo:paragraph-rsid="001bed3b" fo:background-color="#ffff00"/>
    </style:style>
    <style:style style:name="T1" style:family="text">
      <style:text-properties officeooo:rsid="00196658"/>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6: Platforma.Net</text:p>
      <text:p text:style-name="P2"/>
      <text:p text:style-name="P2">1. ¿Que es .net?</text:p>
      <text:p text:style-name="P1">Plataforma que permite el desarrollo de aplicaciones software y librerias</text:p>
      <text:p text:style-name="P1">contiene las herramientas, compilado… necesarias para construir ejecutar depurar apps.</text:p>
      <text:p text:style-name="P1">Independiente del lenguaje usado (permite mezclarlos)</text:p>
      <text:p text:style-name="P1"/>
      <text:p text:style-name="P1">2. <text:span text:style-name="T3">Arquitectura .net</text:span></text:p>
      <text:p text:style-name="P1">Las apliaciones se ejecutan sobre el .net framework</text:p>
      <text:p text:style-name="P1">C# diseñado para la plataforma .NET</text:p>
      <text:p text:style-name="P1">CLS: Common Language Specification, minimos estándares de un lenguaje para poder usarse en .net</text:p>
      <text:p text:style-name="P1">Podemos acceder y extender clases .net con herencia (si no estan selladas)</text:p>
      <text:p text:style-name="P1"/>
      <text:p text:style-name="P7">3. Arquitectura .net framework</text:p>
      <text:p text:style-name="P1">CLR: nucleo de la plataforma .net, destiona la ejecución de aplicaciones para ella, actua como una máquina virtual, podemos ejecutar aplicaciones(.net) diseñadas para cualquier plataforma. Disponible para todas las versiones de mcrochof y linux con clr avierto. <text:span text:style-name="T1">Tiene recolector de basura, facilita la detección de errores de tipo, todo los errores se propagan con excepciones,</text:span></text:p>
      <text:p text:style-name="P1"/>
      <text:p text:style-name="P3">MSIL: Microsoft intermediate lenguage, codigo intermedio generado por la plataforma .net</text:p>
      <text:p text:style-name="P3"/>
      <text:p text:style-name="P3">Espaciones de nombres: </text:p>
      <text:p text:style-name="P3"><text:tab/>Collections(colas, pilas matrices de tamaño automatico)</text:p>
      <text:p text:style-name="P3"><text:tab/>Threading(ahcer aplicaciones multi-hilo)</text:p>
      <text:p text:style-name="P3"><text:tab/>System(tipos muy usados, fechas tablas, randoms, consola…)</text:p>
      <text:p text:style-name="P3"><text:tab/>Y un cojón mas (p26)</text:p>
      <text:p text:style-name="P3"/>
      <text:p text:style-name="P8">4. El modelo de ejecución</text:p>
      <text:p text:style-name="P3">Codigo fuente → codigo gestionado → cls → compilador JIT → codigo nativo → servicios</text:p>
      <text:p text:style-name="P3"/>
      <text:p text:style-name="P9">4. C# (biiiiien)</text:p>
      <text:p text:style-name="P4">roba de c, c++ y java, por tanto se puede integrar con visual basic</text:p>
      <text:p text:style-name="P4">static void Main</text:p>
      <text:p text:style-name="P4">using.tal.tal: referencia los espacios de nombre usadis</text:p>
      <text:p text:style-name="P4">CTS: Common type system define datos predefinidos</text:p>
      <text:p text:style-name="P4">tipos enumerados</text:p>
      <text:p text:style-name="P4">object, tipo del que derivan el resto de tipos</text:p>
      <text:p text:style-name="P4">las constantes se deben inicializar al declararlas</text:p>
      <text:p text:style-name="P4"/>
      <text:p text:style-name="P10">5. Conversion</text:p>
      <text:p text:style-name="P5">lo de siempre, no perdidas se hace de forma implicita, si no da error</text:p>
      <text:p text:style-name="P5">12.23F para que sea float poner F</text:p>
      <text:p text:style-name="P5"/>
      <text:p text:style-name="P11">6. <text:s/>Excepciones</text:p>
      <text:p text:style-name="P6">System.SystemExcetion (generales)</text:p>
      <text:p text:style-name="P6">System.ApplicationException (clase base de cualquier clase de excepcion definidas por terceros)</text:p>
      <text:p text:style-name="P6"/>
      <text:p text:style-name="P6"/>
      <text:p text:style-name="P6"/>
      <text:p text:style-name="P11"><text:soft-page-break/>7. Colecciones de datos</text:p>
      <text:p text:style-name="P6">Icollection, interfaz Llistm interfaz Ldictionar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5:25:58.047618051</meta:creation-date>
    <dc:date>2017-05-26T16:29:17.857066106</dc:date>
    <meta:editing-duration>PT48S</meta:editing-duration>
    <meta:editing-cycles>2</meta:editing-cycles>
    <meta:generator>LibreOffice/5.2.7.2$Linux_X86_64 LibreOffice_project/20m0$Build-2</meta:generator>
    <meta:document-statistic meta:table-count="0" meta:image-count="0" meta:object-count="0" meta:page-count="2" meta:paragraph-count="36" meta:word-count="288" meta:character-count="1972" meta:non-whitespace-character-count="1714"/>
  </office:meta>
</office:document-meta>
</file>